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5f7" officeooo:paragraph-rsid="001b15f7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b15f7" officeooo:paragraph-rsid="001b15f7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e5b40" officeooo:paragraph-rsid="001e5b40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2051cc" officeooo:paragraph-rsid="002051c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212733" officeooo:paragraph-rsid="00212733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rsid="002051cc" officeooo:paragraph-rsid="002051cc"/>
    </style:style>
    <style:style style:name="P7" style:family="paragraph" style:parent-style-name="Standard">
      <style:paragraph-properties fo:text-align="start" style:justify-single-word="false"/>
      <style:text-properties officeooo:paragraph-rsid="0024a707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051cc" officeooo:paragraph-rsid="002051c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051cc" officeooo:paragraph-rsid="0021273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12733" officeooo:paragraph-rsid="00212733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4a707" officeooo:paragraph-rsid="0024a707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51cc" officeooo:paragraph-rsid="0021273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2733" officeooo:paragraph-rsid="00212733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size="16pt" officeooo:paragraph-rsid="00212733" style:font-size-asian="16pt" style:font-size-complex="16pt"/>
    </style:style>
    <style:style style:name="P15" style:family="paragraph" style:parent-style-name="Preformatted_20_Text">
      <style:paragraph-properties fo:text-align="center" style:justify-single-word="false"/>
      <style:text-properties fo:font-size="16pt" officeooo:paragraph-rsid="00212733" style:font-size-asian="16pt" style:font-size-complex="16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size="16pt" style:font-size-asian="16pt" style:font-size-complex="16pt"/>
    </style:style>
    <style:style style:name="T1" style:family="text">
      <style:text-properties officeooo:rsid="001c623c"/>
    </style:style>
    <style:style style:name="T2" style:family="text">
      <style:text-properties officeooo:rsid="002051cc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fo:font-size="18pt" style:text-underline-style="none" officeooo:rsid="0024a707" style:font-size-asian="18pt" style:font-size-complex="18pt"/>
    </style:style>
    <style:style style:name="T5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212733" style:font-size-asian="18pt" style:font-weight-asian="normal" style:font-size-complex="18pt" style:font-weight-complex="normal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212733" style:font-size-asian="18pt" style:font-size-complex="18pt"/>
    </style:style>
    <style:style style:name="T10" style:family="text">
      <style:text-properties style:text-underline-style="none" officeooo:rsid="00212733"/>
    </style:style>
    <style:style style:name="T11" style:family="text">
      <style:text-properties officeooo:rsid="00212733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24a7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<text:span text:style-name="T1">zum Kompilieren</text:span></text:p>
      <text:p text:style-name="P5">0. git pull ausführen</text:p>
      <text:p text:style-name="P3">1. xmc.lib Downloaden Link: <text:a xlink:type="simple" xlink:href="https://www.infineon.com/cms/de/product/microcontroller/32-bit-industrial-microcontroller-based-on-arm-cortex-m/" text:style-name="Internet_20_link" text:visited-style-name="Visited_20_Internet_20_Link">https://www.infineon.com/cms/de/product/microcontroller/32-bit-industrial-microcontroller-based-on-arm-cortex-m/</text:a></text:p>
      <text:p text:style-name="P3">2. Datei Entpacken un<text:span text:style-name="T2">d nach tf/bricklib2 kopieren</text:span></text:p>
      <text:p text:style-name="P3">3. <text:span text:style-name="T2">Datei Umbenennen in xmclib</text:span></text:p>
      <text:p text:style-name="P4">4. bricklib2 Verlinken mit (ln -s ../../../bricklib2/ ) nach:</text:p>
      <text:p text:style-name="P4"><text:tab/>a. brickletboot_xmc/software/src</text:p>
      <text:p text:style-name="P4"><text:tab/>b. bootstrupper_xmc/software/src</text:p>
      <text:p text:style-name="P6"><text:span text:style-name="T3"><text:tab/>c. distance-us-v2-bricklet/software/src</text:span></text:p>
      <text:p text:style-name="P6"><text:span text:style-name="T3">5. Nach tf/distance-us-v2-bricklet/software/build gehen und</text:span></text:p>
      <text:p text:style-name="P8"><text:span text:style-name="T7">make</text:span><text:span text:style-name="T8"> eingeben.</text:span></text:p>
      <text:p text:style-name="P9"><text:span text:style-name="T8">6. Nach <text:s/>tf/distance-us-v2-bricklet/software </text:span><text:span text:style-name="T9">gehen und</text:span></text:p>
      <text:p text:style-name="P12"><text:span text:style-name="T9">./generate_makefile</text:span><text:span text:style-name="T6"> eingeben.</text:span></text:p>
      <text:p text:style-name="P13"><text:span text:style-name="T5">7. Install gtkterm:</text:span></text:p>
      <text:p text:style-name="P13"><text:span text:style-name="T5"><text:tab/>a. gtkterm -version eingeben</text:span></text:p>
      <text:p text:style-name="P13"><text:span text:style-name="T5"><text:tab/>b. sudo apt install … kopieren und ausführen</text:span></text:p>
      <text:p text:style-name="P10"><text:span text:style-name="T8">8. Install Brick Viewer</text:span></text:p>
      <text:p text:style-name="P15"><text:span text:style-name="T10"><text:s/>a.wgethttp://download.tinkerforge.com/tools/brickv/linux/brickv_linux_latest.deb</text:span></text:p>
      <text:p text:style-name="P15"><text:span text:style-name="T11">b.</text:span>sudo apt-get install python python-qt4 python-qt4-gl python-opengl python-serial</text:p>
      <text:p text:style-name="P14"><text:span text:style-name="T11">c.</text:span>sudo dpkg -i brickv_linux_latest.deb</text:p>
      <text:p text:style-name="P7"><text:span text:style-name="T4">9. Install </text:span><text:span text:style-name="T8">Brick Daemon</text:span></text:p>
      <text:p text:style-name="P7"><text:span text:style-name="T4"><text:tab/>a.</text:span><text:span text:style-name="T8">wget http://download.tinkerforge.com/tools/brickd/linux/brickd_linux_latest_amd64.deb</text:span></text:p>
      <text:p text:style-name="P16"><text:span text:style-name="T13"><text:tab/>b.</text:span>sudo dpkg -i brickd_linux_latest_amd64.deb</text:p>
      <text:p text:style-name="P11"><text:span text:style-name="T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9:35:36.382245650</meta:creation-date>
    <dc:date>2018-02-05T14:33:25.206768600</dc:date>
    <meta:editing-duration>PT2H49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95" meta:character-count="1059" meta:non-whitespace-character-count="978"/>
  </office:meta>
</office:document-meta>
</file>